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Assertions.isEqualTo( Double expect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Assertions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Assertions.nodeCount( Consumer &lt; Integer &gt;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Assertions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Assertions.equal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Assertions.number( Matcher &lt; ? super Double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Assertions.number( Consumer &lt; Double &gt;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Assertions.ge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pathAssertions.nodeCount( int expected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Assertions.assertWith( CheckedExceptionTask tas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pathAssertions.XpathAssertions( WebTestClient . BodyContentSpec spec , String expression , @ Nullable Map &lt; String , String &gt; namespaces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Assertions.isEqualTo( boolean expect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Assertions.isEqualTo( String expect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Assertions.string( Consumer &lt; String &gt;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Assertions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athAssertions.initXpathHelper( String expression , @ Nullable Map &lt; String , String &gt; namespaces , Object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pathAssertions.does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Assertions.string( Matcher &lt; ? super String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Assertions.nodeCount( Matcher &lt; ? super Integer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